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 fo:font-size="12pt" style:font-size-asian="12p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1564535509772722640" text:style-name="L1">
        <text:list-item>
          <text:p text:style-name="P14">TCP/IP point-to-point links </text:p>
        </text:list-item>
        <text:list-item>
          <text:p text:style-name="P14">High-bandwidth wireless links </text:p>
        </text:list-item>
        <text:list-item>
          <text:p text:style-name="P14">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4">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5">the</text:span> existing types, can use the “check for zero” bits. <text:s/>New modifier codes are more likely, so more bits are reserved where existing implementations just ignore their content.</text:p>
      <text:p text:style-name="Standard">The length code is put early to make it easier to parse messages of future, unknown format. <text:s/>But this doesn't make it easier to skip new prefixes of unknown length. <text:s/>Should there be a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p>
      <text:h text:style-name="Heading_20_2" text:outline-level="2">Interactions</text:h>
      <text:h text:style-name="Heading_20_2" text:outline-level="2">TCP-specific Link Control Transmissions and Interactions</text:h>
      <text:p text:style-name="Standard">Format</text:p>
      <text:h text:style-name="Heading_20_3" text:outline-level="3">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text:soft-page-break/>Possible uses:</text:p>
      <text:list xml:id="list5620964358957313513" text:style-name="L2">
        <text:list-item>
          <text:p text:style-name="P15">Redirecting point-to-point links: “I'm going offline now, you should connect to him”</text:p>
        </text:list-item>
        <text:list-item>
          <text:p text:style-name="P15">Negotiating buffer sizes and traffic levels; flow control.</text:p>
        </text:list-item>
        <text:list-item>
          <text:p text:style-name="P15">Control messages to individual nodes, not gateway-gateway communication, will be used for:</text:p>
        </text:list-item>
        <text:list-item>
          <text:p text:style-name="P15">Turning filtering on and off in gateways so that all messages can be forwarded</text:p>
        </text:list-item>
        <text:list-item>
          <text:p text:style-name="P15">Turning gateway message logging on and off</text:p>
        </text:list-item>
        <text:list-item>
          <text:p text:style-name="P15">Retrieving status and history information</text:p>
        </text:list-item>
      </text:list>
      <text:h text:style-name="Heading_20_2" text:outline-level="2">Relationship with 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Segment Transfer Technical Note</text:p>
      </style:header>
      <style:footer>
        <text:p text:style-name="MP4"><text:span text:style-name="MT2">Copyright 2013, </text:span><text:span text:style-name="Page_20_Number"><text:span text:style-name="MT2">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3-01-27T12:27:11.99">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Segment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2:27:11.99">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3-01-27T12:27:11.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TCP Segment Transfer Technical Note</dc:title>
    <meta:initial-creator>Alex Shepherd</meta:initial-creator>
    <meta:creation-date>2009-01-22T07:11:27</meta:creation-date>
    <meta:editing-cycles>63</meta:editing-cycles>
    <meta:editing-duration>PT11H54M</meta:editing-duration>
    <meta:generator>OpenOffice.org/3.4.1$Unix OpenOffice.org_project/341m1$Build-9593</meta:generator>
    <dc:date>2013-01-27T12:27:12</dc:date>
    <dc:creator>Bob Jacobsen</dc:creator>
    <meta:document-statistic meta:table-count="1" meta:image-count="1" meta:object-count="0" meta:page-count="4" meta:paragraph-count="69" meta:word-count="970" meta:character-count="6373"/>
    <meta:user-defined meta:name="Info 1"/>
    <meta:user-defined meta:name="Info 2"/>
    <meta:user-defined meta:name="Info 3"/>
    <meta:user-defined meta:name="Info 4"/>
  </office:meta>
</office:document-meta>
</file>